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4"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4:1-10</text:p>
      <text:list xml:id="list574005603485076733" text:style-name="L1">
        <text:list-item>
          <text:list>
            <text:list-item>
              <text:list>
                <text:list-item>
                  <text:p text:style-name="P2"><text:span text:style-name="T1">I must admit I'm struggling a little with verse one. It's obvious, I suppose, that James is talking to people about their fights and quarrels. It's the reason he gives that is a little troublesome for me. It's easy to find commentaries and such that explain that he is telling them that their inner desires are what is causing the quarrels. I think there is more though. It says at the end of the verse (NIV) b.) “</text:span><text:span text:style-name="T3">Don't they come from your desires that battle within you?”. </text:span><text:span text:style-name="T4">I can't help but wonder if this doesn't souly pertain to their inner most worldly desires as well as the inner battle that they face between the desires of God and their own selfish desires of the flesh. It seems to me that this would put them in inner turmoil and the result of that inner turmoil is expressed through outward anger and violence. What I'm seeing in this verse is that God's will need to not only come first in our actions but also in our inner most being. If we submit our hearts to God completely then we will be able to overcome this inner battle. I also believe that this inner battle is part of the battles that we face on a spiritual plain and that we must include in our prayers. Our outer actions are deeply effected by our inner feeling and if we have the spiritual peace that can only come for a deeper relationship with God and the presence of the Holy Spirit within us then our outward actions will portray that. On the other hand, if we do not have that close spiritual relationship with God and we are battling the guidance of the Holy Spirit then that inner war will spread outwardly and will cause anger, division, and alienation. I believe that this little tidbit is very important to the following verses where we look at not only prayer but the motives behind our prayers and that as we gain a deeper relationship with Christ through prayer we began to fight this inner battle through the Holy Spirit which gives us the kind of inner strength and peace needed to allow the fruit of the Spirit to begin to blossom in our outward lives.</text:span></text:p>
                  <text:p text:style-name="P2"><text:span text:style-name="T4"/></text:p>
                </text:list-item>
                <text:list-item>
                  <text:p text:style-name="P2"><text:span text:style-name="T4"/></text:p>
                </text:list-item>
              </text:list>
            </text:list-item>
          </text:list>
        </text:list-item>
      </text:list>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6T19:54:08.58</meta:creation-date>
    <meta:document-statistic meta:table-count="0" meta:image-count="0" meta:object-count="0" meta:page-count="1" meta:paragraph-count="2" meta:word-count="382" meta:character-count="2057"/>
    <dc:date>2012-12-16T23:19:37.29</dc:date>
    <meta:editing-duration>PT9M16S</meta:editing-duration>
    <meta:editing-cycles>1</meta:editing-cycles>
    <meta:generator>OpenOffice.org/3.4.1$Win32 OpenOffice.org_project/341m1$Build-9593</meta:generator>
  </office:meta>
</office:document-meta>
</file>